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P21" style:parent-style-name="Normal" style:family="paragraph">
      <style:paragraph-properties fo:margin-left="0.25in">
        <style:tab-stops/>
      </style:paragraph-properties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P23" style:parent-style-name="Normal" style:family="paragraph">
      <style:paragraph-properties fo:margin-left="0.25in">
        <style:tab-stops/>
      </style:paragraph-properties>
    </style:style>
    <style:style style:name="P24" style:parent-style-name="Normal" style:family="paragraph">
      <style:paragraph-properties fo:margin-left="0.25in">
        <style:tab-stops/>
      </style:paragraph-properties>
    </style:style>
    <style:style style:name="P25" style:parent-style-name="Normal" style:family="paragraph">
      <style:paragraph-properties fo:margin-left="0.25in">
        <style:tab-stops/>
      </style:paragraph-properties>
    </style:style>
    <style:style style:name="P26" style:parent-style-name="Normal" style:family="paragraph">
      <style:paragraph-properties fo:margin-left="0.25in">
        <style:tab-stops/>
      </style:paragraph-properties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Normal" style:family="paragraph">
      <style:paragraph-properties fo:margin-left="0.25in">
        <style:tab-stops/>
      </style:paragraph-properties>
    </style:style>
    <style:style style:name="P29" style:parent-style-name="Normal" style:family="paragraph">
      <style:paragraph-properties fo:margin-left="0.25in">
        <style:tab-stops/>
      </style:paragraph-properties>
    </style:style>
    <style:style style:name="P30" style:parent-style-name="Normal" style:family="paragraph">
      <style:paragraph-properties fo:margin-left="0.25in">
        <style:tab-stops/>
      </style:paragraph-properties>
    </style:style>
    <style:style style:name="P31" style:parent-style-name="Normal" style:family="paragraph">
      <style:paragraph-properties fo:margin-left="0.25in">
        <style:tab-stops/>
      </style:paragraph-properties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P33" style:parent-style-name="Normal" style:family="paragraph">
      <style:paragraph-properties fo:margin-left="0.25in">
        <style:tab-stops/>
      </style:paragraph-properties>
    </style:style>
    <style:style style:name="P34" style:parent-style-name="Normal" style:family="paragraph">
      <style:paragraph-properties fo:margin-left="0.25in">
        <style:tab-stops/>
      </style:paragraph-properties>
    </style:style>
    <style:style style:name="P35" style:parent-style-name="Normal" style:family="paragraph">
      <style:paragraph-properties fo:margin-left="0.25in">
        <style:tab-stops/>
      </style:paragraph-properties>
    </style:style>
    <style:style style:name="P36" style:parent-style-name="Normal" style:family="paragraph">
      <style:paragraph-properties fo:margin-left="0.25in">
        <style:tab-stops/>
      </style:paragraph-properties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Normal" style:family="paragraph">
      <style:paragraph-properties fo:margin-left="0.25in">
        <style:tab-stops/>
      </style:paragraph-properties>
    </style:style>
    <style:style style:name="P39" style:parent-style-name="Normal" style:family="paragraph">
      <style:paragraph-properties fo:margin-left="0.25in">
        <style:tab-stops/>
      </style:paragraph-properties>
    </style:style>
    <style:style style:name="P40" style:parent-style-name="Normal" style:family="paragraph">
      <style:paragraph-properties fo:margin-left="0.25in">
        <style:tab-stops/>
      </style:paragraph-properties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Normal" style:family="paragraph">
      <style:paragraph-properties fo:margin-left="0.25in">
        <style:tab-stops/>
      </style:paragraph-properties>
    </style:style>
    <style:style style:name="P43" style:parent-style-name="Normal" style:family="paragraph">
      <style:paragraph-properties fo:margin-left="0.25in">
        <style:tab-stops/>
      </style:paragraph-properties>
    </style:style>
    <style:style style:name="P44" style:parent-style-name="Normal" style:family="paragraph">
      <style:paragraph-properties fo:margin-left="0.25in">
        <style:tab-stops/>
      </style:paragraph-properties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P46" style:parent-style-name="Normal" style:family="paragraph">
      <style:paragraph-properties fo:margin-left="0.25in">
        <style:tab-stops/>
      </style:paragraph-properties>
    </style:style>
    <style:style style:name="P47" style:parent-style-name="Normal" style:family="paragraph">
      <style:paragraph-properties fo:margin-left="0.25in">
        <style:tab-stops/>
      </style:paragraph-properties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P49" style:parent-style-name="Normal" style:family="paragraph">
      <style:paragraph-properties fo:margin-left="0.25in">
        <style:tab-stops/>
      </style:paragraph-properties>
    </style:style>
    <style:style style:name="P50" style:parent-style-name="Normal" style:family="paragraph">
      <style:paragraph-properties fo:margin-left="0.25in">
        <style:tab-stops/>
      </style:paragraph-properties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P52" style:parent-style-name="Normal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“Soluciones” (nunca puso esos ejers pero bue)</text:p>
      <text:p text:style-name="Normal"><text:span text:style-name="T2">Práctica Método Index() 1</text:span></text:p>
      <text:p text:style-name="Normal">palabra = "ordenador" </text:p>
      <text:p text:style-name="Normal">print(palabra[4])</text:p>
      <text:p text:style-name="Normal"><text:span text:style-name="T3">Práctica Método Index() 2</text:span></text:p>
      <text:p text:style-name="Normal">frase = "En teoría, la teoría y la práctica son los mismos. En la práctica, no lo son." </text:p>
      <text:p text:style-name="Normal">print(frase.index("práctica"))</text:p>
      <text:p text:style-name="Normal"><text:span text:style-name="T4">Práctica Método Index() 3</text:span></text:p>
      <text:p text:style-name="Normal">frase = "En teoría, la teoría y la práctica son los mismos. En la práctica, no lo son."</text:p>
      <text:p text:style-name="Normal">print(frase.rindex("práctica"))</text:p>
      <text:p text:style-name="Normal"><text:span text:style-name="T5">Práctica Sub-Strings 1</text:span></text:p>
      <text:p text:style-name="Normal">frase = "Controlar la complejidad es la esencia de la programación"</text:p>
      <text:p text:style-name="Normal">print(frase[:9])</text:p>
      <text:p text:style-name="Normal"><text:span text:style-name="T6">Práctica Sub-Strings 2</text:span></text:p>
      <text:p text:style-name="Normal">frase = "Nunca confíes en un ordenador que no puedas lanzar por una ventana"</text:p>
      <text:p text:style-name="Normal">print(frase[8::3])</text:p>
      <text:p text:style-name="Normal"><text:span text:style-name="T7">Práctica Sub-Strings 3</text:span></text:p>
      <text:p text:style-name="Normal">frase = "Es genial trabajar con ordenadores. No discuten, lo recuerdan todo y no se beben tu cerveza"</text:p>
      <text:p text:style-name="Normal">print(frase[::-1])</text:p>
      <text:p text:style-name="Normal"><text:span text:style-name="T8">Práctica Métodos de String 1</text:span></text:p>
      <text:p text:style-name="Normal">frase = "Especialmente en las comunicaciones electrónicas, la escritura enteramente en mayúsculas equivale a gritar."</text:p>
      <text:p text:style-name="Normal">print(frase.upper())</text:p>
      <text:p text:style-name="Normal"><text:span text:style-name="T9">Práctica Métodos de String 2</text:span></text:p>
      <text:p text:style-name="Normal">lista_palabras = ["La","legibilidad","cuenta."]</text:p>
      <text:p text:style-name="Normal"> frase = " ".join(lista_palabras)</text:p>
      <text:p text:style-name="Normal">print(frase)</text:p>
      <text:p text:style-name="Normal"><text:span text:style-name="T10">Práctica Métodos de String 3</text:span></text:p>
      <text:p text:style-name="Normal">frase = "Si la implementación es difícil de explicar, puede que sea una mala idea."</text:p>
      <text:p text:style-name="Normal">print(frase.replace("difícil", "fácil").replace("mala","buena"))</text:p>
      <text:p text:style-name="Normal"><text:span text:style-name="T11">Práctica Propiedades de Strings 1</text:span></text:p>
      <text:soft-page-break/>
      <text:p text:style-name="Normal">palabra = "Repetición"</text:p>
      <text:p text:style-name="Normal">print(palabra * 15)</text:p>
      <text:p text:style-name="Normal"><text:span text:style-name="T12">Práctica Propiedades de Strings 2</text:span></text:p>
      <text:p text:style-name="Normal">haiku = '''<text:s/>Tierra mojada</text:p>
      <text:p text:style-name="Normal">mis recuerdos de viaje,</text:p>
      <text:p text:style-name="Normal">entre las lluvias'''</text:p>
      <text:p text:style-name="Normal">print("agua" not in haiku)</text:p>
      <text:p text:style-name="Normal"><text:span text:style-name="T13">Práctica Propiedades de Strings 3</text:span></text:p>
      <text:p text:style-name="Normal">palabra = "electroencefalografista"</text:p>
      <text:p text:style-name="Normal">print(len(palabra))</text:p>
      <text:p text:style-name="Normal"><text:span text:style-name="T14">Práctica Listas 1</text:span></text:p>
      <text:p text:style-name="Normal">mi_lista = ["uno", 2, 3.33, "four", True]</text:p>
      <text:p text:style-name="Normal"><text:span text:style-name="T15">Práctica Listas 2</text:span></text:p>
      <text:p text:style-name="Normal">medios_transporte = ["avión", "auto", "barco", "bicicleta"]</text:p>
      <text:p text:style-name="Normal">medios_transporte.append("motocicleta")</text:p>
      <text:p text:style-name="Normal"><text:span text:style-name="T16">Práctica Listas 3</text:span></text:p>
      <text:p text:style-name="Normal">frutas = ["manzana", "banana", "mango", "cereza", "sandía"]</text:p>
      <text:p text:style-name="Normal"> eliminado = frutas.pop(2)</text:p>
      <text:p text:style-name="Normal"><text:span text:style-name="T17">Práctica Diccionarios 1</text:span></text:p>
      <text:p text:style-name="Normal">mi_dic = {"nombre":"Karen", "apellido":"Jurgens", "edad":35, "ocupacion":"Periodista"}</text:p>
      <text:p text:style-name="Normal"><text:span text:style-name="T18">Práctica Diccionarios 2</text:span></text:p>
      <text:p text:style-name="Normal">mi_dict = {"valores_1":{"v1":3,"v2":6},"puntos":{"points1":9,"points2":[10,300,15]}}</text:p>
      <text:p text:style-name="Normal">print(mi_dict["puntos"]["points2"][1])</text:p>
      <text:p text:style-name="Normal"><text:span text:style-name="T19">Práctica Diccionarios 3</text:span></text:p>
      <text:p text:style-name="Normal">mi_dic = {"nombre":"Karen", "apellido":"Jurgens", "edad":35, "ocupacion":"Periodista"}</text:p>
      <text:p text:style-name="Normal"> mi_dic["edad"] = 36</text:p>
      <text:p text:style-name="Normal">mi_dic["ocupacion"] = "Editora"</text:p>
      <text:p text:style-name="Normal">mi_dic["pais"] = "Colombia"</text:p>
      <text:p text:style-name="Normal"><text:span text:style-name="T20">Práctica Tuples 1</text:span></text:p>
      <text:p text:style-name="Normal">mi_tupla = (1, 2, 3, 2, 3, 1, 3, 2, 3, 3, 3, 1, 3, 2, 2, 1, 3, 2)</text:p>
      <text:p text:style-name="Normal">print(mi_tupla.count(2))</text:p>
      <text:soft-page-break/>
      <text:p text:style-name="P21"><text:span text:style-name="T22">Práctica Tuples 2</text:span></text:p>
      <text:p text:style-name="P23">mi_tupla = (1, 2, 3, 2, 3, 1, 3, 2)</text:p>
      <text:p text:style-name="P24"> </text:p>
      <text:p text:style-name="P25">mi_lista = list(mi_tupla)</text:p>
      <text:p text:style-name="P26"><text:span text:style-name="T27">Práctica Tuples 3</text:span></text:p>
      <text:p text:style-name="P28">mi_tupla = (1, 2, 3, 4)</text:p>
      <text:p text:style-name="P29"> </text:p>
      <text:p text:style-name="P30">a, b, c, d = mi_tupla</text:p>
      <text:p text:style-name="P31"><text:span text:style-name="T32">Práctica Sets 1</text:span></text:p>
      <text:p text:style-name="P33">mi_set_1 = {1, 2, "tres", "cuatro"}</text:p>
      <text:p text:style-name="P34">mi_set_2 = {"tres", 4, 5}</text:p>
      <text:p text:style-name="P35">mi_set_3 = mi_set_1.union(mi_set_2)</text:p>
      <text:p text:style-name="P36"><text:span text:style-name="T37">Práctica Sets 2</text:span></text:p>
      <text:p text:style-name="P38">sorteo = {"Camila", "Margarita", "Axel", "Jorge", "Miguel", "Mónica"}</text:p>
      <text:p text:style-name="P39">sorteo.pop()</text:p>
      <text:p text:style-name="P40"><text:span text:style-name="T41">Práctica Sets 3</text:span></text:p>
      <text:p text:style-name="P42">sorteo = {"Camila", "Margarita", "Axel", "Jorge", "Miguel", "Mónica"}</text:p>
      <text:p text:style-name="P43">sorteo.add("Damián")</text:p>
      <text:p text:style-name="P44"><text:span text:style-name="T45">Práctica Booleanos 1</text:span></text:p>
      <text:p text:style-name="P46">prueba = 1 == 2</text:p>
      <text:p text:style-name="P47"><text:span text:style-name="T48">Práctica Booleanos 2</text:span></text:p>
      <text:p text:style-name="P49">print((17834/34)&gt;87*56)</text:p>
      <text:p text:style-name="P50"><text:span text:style-name="T51">Práctica Booleanos 3</text:span></text:p>
      <text:p text:style-name="P52">print(25**0.5==5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drian portilla beceiro</meta:initial-creator>
    <dc:creator>Adrian portilla beceiro</dc:creator>
    <meta:creation-date>2024-11-25T07:27:00Z</meta:creation-date>
    <dc:date>2024-11-25T07:30:00Z</dc:date>
    <meta:template xlink:href="Normal" xlink:type="simple"/>
    <meta:editing-cycles>1</meta:editing-cycles>
    <meta:editing-duration>PT180S</meta:editing-duration>
    <meta:document-statistic meta:page-count="3" meta:paragraph-count="5" meta:word-count="458" meta:character-count="2973" meta:row-count="21" meta:non-whitespace-character-count="2520"/>
  </office:meta>
</office:document-meta>
</file>